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0-06" calcext:value-type="date">
            <text:p>06/10/2025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6-01-06" calcext:value-type="date">
            <text:p>06/01/2026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7])" office:value-type="float" office:value="0" calcext:value-type="float">
            <text:p>-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06:41.640511000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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6:41.647715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4:02</meta:creation-date>
    <dc:date>2026-01-20T16:07:16.371951700</dc:date>
    <meta:print-date>2025-05-08T10:23:24.397000000</meta:print-date>
    <dc:language>pt-PT</dc:language>
    <meta:editing-cycles>691</meta:editing-cycles>
    <meta:editing-duration>PT21H8M43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